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2.473cm"/>
    </style:style>
    <style:style style:name="co16" style:family="table-column">
      <style:table-column-properties fo:break-before="auto" style:column-width="1.854cm"/>
    </style:style>
    <style:style style:name="co2" style:family="table-column">
      <style:table-column-properties fo:break-before="auto" style:column-width="1.746cm"/>
    </style:style>
    <style:style style:name="co17" style:family="table-column">
      <style:table-column-properties fo:break-before="auto" style:column-width="1.801cm"/>
    </style:style>
    <style:style style:name="co18" style:family="table-column">
      <style:table-column-properties fo:break-before="auto" style:column-width="2.768cm"/>
    </style:style>
    <style:style style:name="co19" style:family="table-column">
      <style:table-column-properties fo:break-before="auto" style:column-width="2.016cm"/>
    </style:style>
    <style:style style:name="co14" style:family="table-column">
      <style:table-column-properties fo:break-before="auto" style:column-width="1.639cm"/>
    </style:style>
    <style:style style:name="co11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2.284cm"/>
    </style:style>
    <style:style style:name="co10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2.526cm"/>
    </style:style>
    <style:style style:name="co21" style:family="table-column">
      <style:table-column-properties fo:break-before="auto" style:column-width="2.93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2.311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88cm"/>
    </style:style>
    <style:style style:name="ro5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2" style:family="table" style:master-page-name="PageStyle_5f_VerdeFume">
      <style:table-properties table:display="true" style:writing-mode="lr-tb" table:tab-color="#9bbb59"/>
    </style:style>
    <style:style style:name="ta3" style:family="table" style:master-page-name="PageStyle_5f_Incolor">
      <style:table-properties table:display="true" style:writing-mode="lr-tb" table:tab-color="#1f497d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 style:data-style-name="N11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3f3f3f" style:diagonal-bl-tr="none" style:diagonal-tl-br="none" fo:border-left="none" fo:border-right="none" style:rotation-align="none" fo:border-top="0.74pt solid #3f3f3f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3f3f3f" style:diagonal-bl-tr="none" style:diagonal-tl-br="none" fo:border-left="none" fo:border-right="0.74pt solid #3f3f3f" style:rotation-align="none" fo:border-top="0.74pt solid #3f3f3f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 style:data-style-name="N108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107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fo:border="0.74pt solid #7f7f7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 style:data-style-name="N107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10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8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 style:data-style-name="N107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2f2f2" style:diagonal-bl-tr="none" style:diagonal-tl-br="none" fo:border="0.74pt solid #7f7f7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 style:data-style-name="N107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 style:data-style-name="N11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 style:data-style-name="N10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3f3f3f" style:diagonal-bl-tr="none" style:diagonal-tl-br="none" fo:border-left="none" fo:border-right="none" style:rotation-align="none" fo:border-top="0.74pt solid #3f3f3f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3f3f3f" style:diagonal-bl-tr="none" style:diagonal-tl-br="none" fo:border-left="none" fo:border-right="0.74pt solid #3f3f3f" style:rotation-align="none" fo:border-top="0.74pt solid #3f3f3f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3">
        <office:forms form:automatic-focus="false" form:apply-design-mode="false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number-columns-repeated="10" table:default-cell-style-name="Default"/>
        <table:table-column table:style-name="co11" table:number-columns-repeated="998" table:default-cell-style-name="Default"/>
        <table:table-row table:style-name="ro5">
          <table:table-cell table:style-name="ce26" office:value-type="string" calcext:value-type="string">
            <text:p>9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style-name="ce26" table:number-columns-repeated="5"/>
          <table:table-cell table:style-name="ce28"/>
          <table:table-cell table:style-name="ce26" table:number-columns-repeated="4"/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0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5" calcext:value-type="float">
            <text:p>55</text:p>
          </table:table-cell>
          <table:table-cell table:style-name="ce26"/>
          <table:table-cell table:style-name="ce28" table:number-columns-repeated="7"/>
          <table:table-cell table:style-name="ce29"/>
          <table:table-cell table:style-name="ce26"/>
          <table:table-cell table:style-name="ce31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0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5" calcext:value-type="float">
            <text:p>55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2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1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60" calcext:value-type="float">
            <text:p>6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3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1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60" calcext:value-type="float">
            <text:p>6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4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2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5" calcext:value-type="float">
            <text:p>65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3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2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65" calcext:value-type="float">
            <text:p>65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4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3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70" calcext:value-type="float">
            <text:p>7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3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3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70" calcext:value-type="float">
            <text:p>7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4"/>
          <table:table-cell table:style-name="ce35"/>
          <table:table-cell table:number-columns-repeated="1008"/>
        </table:table-row>
        <table:table-row table:style-name="ro5">
          <table:table-cell table:style-name="ce26" office:value-type="string" calcext:value-type="string">
            <text:p>14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5" calcext:value-type="float">
            <text:p>75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4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75" calcext:value-type="float">
            <text:p>75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5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80" calcext:value-type="float">
            <text:p>8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5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80" calcext:value-type="float">
            <text:p>8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6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5" calcext:value-type="float">
            <text:p>85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6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85" calcext:value-type="float">
            <text:p>85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0" table:number-columns-repeated="2"/>
          <table:table-cell table:number-columns-repeated="1008"/>
        </table:table-row>
        <table:table-row table:style-name="ro5">
          <table:table-cell table:number-columns-repeated="4"/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0" table:number-columns-repeated="2"/>
          <table:table-cell table:number-columns-repeated="1008"/>
        </table:table-row>
        <table:table-row table:style-name="ro5">
          <table:table-cell table:number-columns-repeated="4"/>
          <table:table-cell table:style-name="ce3" table:number-columns-repeated="9"/>
          <table:table-cell table:style-name="ce29"/>
          <table:table-cell table:style-name="ce30" table:number-columns-repeated="2"/>
          <table:table-cell table:number-columns-repeated="1008"/>
        </table:table-row>
        <table:table-row table:style-name="ro6" table:number-rows-repeated="3">
          <table:table-cell table:number-columns-repeated="4"/>
          <table:table-cell table:style-name="ce3" table:number-columns-repeated="9"/>
          <table:table-cell table:number-columns-repeated="1011"/>
        </table:table-row>
        <table:table-row table:style-name="ro3" table:number-rows-repeated="2">
          <table:table-cell table:number-columns-repeated="4"/>
          <table:table-cell table:style-name="ce3" table:number-columns-repeated="9"/>
          <table:table-cell table:number-columns-repeated="1011"/>
        </table:table-row>
        <table:table-row table:style-name="ro3">
          <table:table-cell table:number-columns-repeated="4"/>
          <table:table-cell table:style-name="ce3" table:number-columns-repeated="6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1011"/>
        </table:table-row>
        <table:table-row table:style-name="ro3" table:number-rows-repeated="976">
          <table:table-cell table:number-columns-repeated="4"/>
          <table:table-cell table:style-name="ce3" table:number-columns-repeated="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deFume" table:style-name="ta2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number-columns-repeated="2" table:default-cell-style-name="Default"/>
        <table:table-column table:style-name="co15" table:number-columns-repeated="8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4" table:number-columns-repeated="10" table:default-cell-style-name="Default"/>
        <table:table-column table:style-name="co11" table:number-columns-repeated="998" table:default-cell-style-name="Default"/>
        <table:table-row table:style-name="ro5">
          <table:table-cell table:style-name="ce36" office:value-type="string" calcext:value-type="string" table:number-columns-spanned="14" table:number-rows-spanned="1">
            <text:p>TABELA BOX BLINDEX 2 FOLHAS VERDE/FUMÊ</text:p>
          </table:table-cell>
          <table:covered-table-cell table:number-columns-repeated="12" table:style-name="ce37"/>
          <table:covered-table-cell table:style-name="ce38"/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Medida</text:p>
          </table:table-cell>
          <table:table-cell table:style-name="ce26" office:value-type="string" calcext:value-type="string">
            <text:p>Folhas</text:p>
          </table:table-cell>
          <table:table-cell table:style-name="ce26" office:value-type="string" calcext:value-type="string">
            <text:p>Fixo</text:p>
          </table:table-cell>
          <table:table-cell table:style-name="ce26" office:value-type="string" calcext:value-type="string">
            <text:p>Porta</text:p>
          </table:table-cell>
          <table:table-cell table:style-name="ce26" office:value-type="string" calcext:value-type="string">
            <text:p>M²</text:p>
          </table:table-cell>
          <table:table-cell table:style-name="ce26" office:value-type="string" calcext:value-type="string">
            <text:p>Kit</text:p>
          </table:table-cell>
          <table:table-cell table:style-name="ce26" office:value-type="string" calcext:value-type="string">
            <text:p>Custo</text:p>
          </table:table-cell>
          <table:table-cell table:style-name="ce26" office:value-type="string" calcext:value-type="string">
            <text:p>À Vista Din</text:p>
          </table:table-cell>
          <table:table-cell table:style-name="ce26" office:value-type="string" calcext:value-type="string">
            <text:p>À Vista CART</text:p>
          </table:table-cell>
          <table:table-cell table:style-name="ce28" office:value-type="string" calcext:value-type="string">
            <text:p>Parc 4x</text:p>
          </table:table-cell>
          <table:table-cell table:style-name="ce26" office:value-type="string" calcext:value-type="string">
            <text:p>Parc 6x</text:p>
          </table:table-cell>
          <table:table-cell table:style-name="ce26" office:value-type="string" calcext:value-type="string">
            <text:p>Parc 10x</text:p>
          </table:table-cell>
          <table:table-cell table:style-name="ce26" office:value-type="string" calcext:value-type="string">
            <text:p>Parc 12x</text:p>
          </table:table-cell>
          <table:table-cell table:style-name="ce26" office:value-type="string" calcext:value-type="string">
            <text:p>Lucro</text:p>
          </table:table-cell>
          <table:table-cell table:style-name="ce31" office:value-type="string" calcext:value-type="string">
            <text:p>Custo M²</text:p>
          </table:table-cell>
          <table:table-cell table:style-name="ce31" office:value-type="string" calcext:value-type="string">
            <text:p>M.D.O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9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style-name="ce26" table:formula="of:=([.C3]+[.D3])*180/10000" office:value-type="float" office:value="1.8" calcext:value-type="float">
            <text:p>1,8</text:p>
          </table:table-cell>
          <table:table-cell table:style-name="ce28" office:value-type="float" office:value="56" calcext:value-type="float">
            <text:p>R$56,00</text:p>
          </table:table-cell>
          <table:table-cell table:style-name="ce28" table:formula="of:=([.E3]*[.$O$3])+[.$P$3]+[.F3]" office:value-type="float" office:value="290.6" calcext:value-type="float">
            <text:p>R$290,60</text:p>
          </table:table-cell>
          <table:table-cell table:style-name="ce28" table:formula="of:=[.G3]+[.G3]*[.$P$9]" office:value-type="float" office:value="406.84" calcext:value-type="float">
            <text:p>R$406,84</text:p>
          </table:table-cell>
          <table:table-cell table:style-name="ce28" table:formula="of:=([.H3]/(1-[.$O$5]))" office:value-type="float" office:value="427.982326951399" calcext:value-type="float">
            <text:p>R$427,98</text:p>
          </table:table-cell>
          <table:table-cell table:style-name="ce28" table:formula="of:=([.H3]/(1-[.$P$5]))" office:value-type="float" office:value="440.446032261557" calcext:value-type="float">
            <text:p>R$440,45</text:p>
          </table:table-cell>
          <table:table-cell table:style-name="ce28" table:formula="of:=([.H3]/(1-[.$O$7]))" office:value-type="float" office:value="448.209760934229" calcext:value-type="float">
            <text:p>R$448,21</text:p>
          </table:table-cell>
          <table:table-cell table:style-name="ce28" table:formula="of:=([.H3]/(1-[.$P$7]))" office:value-type="float" office:value="465.385495309998" calcext:value-type="float">
            <text:p>R$465,39</text:p>
          </table:table-cell>
          <table:table-cell table:style-name="ce29" table:formula="of:=([.H3]/(1-[.$O$9]))" office:value-type="float" office:value="474.283049661926" calcext:value-type="float">
            <text:p>R$ 474,28</text:p>
          </table:table-cell>
          <table:table-cell table:style-name="ce29" table:formula="of:=[.H3]-[.G3]" office:value-type="float" office:value="116.24" calcext:value-type="float">
            <text:p>R$ 116,24</text:p>
          </table:table-cell>
          <table:table-cell table:style-name="ce32" table:formula="of:=['file:///home/toledo/PycharmProjects/xlsxReader/tables/Fornecedores.xlsx'#$Planilha.$H$17]" office:value-type="float" office:value="97" calcext:value-type="float">
            <text:p>R$ 97,00</text:p>
          </table:table-cell>
          <table:table-cell table:style-name="ce32" office:value-type="float" office:value="60" calcext:value-type="float">
            <text:p>R$ 60,00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10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5" calcext:value-type="float">
            <text:p>55</text:p>
          </table:table-cell>
          <table:table-cell table:style-name="ce26" table:formula="of:=([.C4]+[.D4])*180/10000" office:value-type="float" office:value="1.89" calcext:value-type="float">
            <text:p>1,89</text:p>
          </table:table-cell>
          <table:table-cell table:style-name="ce28" office:value-type="float" office:value="56" calcext:value-type="float">
            <text:p>R$56,00</text:p>
          </table:table-cell>
          <table:table-cell table:style-name="ce28" table:formula="of:=([.E4]*[.$O$3])+[.$P$3]+[.F4]" office:value-type="float" office:value="299.33" calcext:value-type="float">
            <text:p>R$299,33</text:p>
          </table:table-cell>
          <table:table-cell table:style-name="ce28" table:formula="of:=[.G4]+[.G4]*[.$P$9]" office:value-type="float" office:value="419.062" calcext:value-type="float">
            <text:p>R$419,06</text:p>
          </table:table-cell>
          <table:table-cell table:style-name="ce28" table:formula="of:=([.H4]/(1-[.$O$5]))" office:value-type="float" office:value="440.839469808542" calcext:value-type="float">
            <text:p>R$440,84</text:p>
          </table:table-cell>
          <table:table-cell table:style-name="ce28" table:formula="of:=([.H4]/(1-[.$P$5]))" office:value-type="float" office:value="453.67760095269" calcext:value-type="float">
            <text:p>R$453,68</text:p>
          </table:table-cell>
          <table:table-cell table:style-name="ce28" table:formula="of:=([.H4]/(1-[.$O$7]))" office:value-type="float" office:value="461.674562079982" calcext:value-type="float">
            <text:p>R$461,67</text:p>
          </table:table-cell>
          <table:table-cell table:style-name="ce28" table:formula="of:=([.H4]/(1-[.$P$7]))" office:value-type="float" office:value="479.366277739648" calcext:value-type="float">
            <text:p>R$479,37</text:p>
          </table:table-cell>
          <table:table-cell table:style-name="ce29" table:formula="of:=([.H4]/(1-[.$O$9]))" office:value-type="float" office:value="488.531126136629" calcext:value-type="float">
            <text:p>R$ 488,53</text:p>
          </table:table-cell>
          <table:table-cell table:style-name="ce29" table:formula="of:=[.H4]-[.G4]" office:value-type="float" office:value="119.732" calcext:value-type="float">
            <text:p>R$ 119,73</text:p>
          </table:table-cell>
          <table:table-cell table:style-name="ce33" office:value-type="string" calcext:value-type="string">
            <text:p>Tx 1x</text:p>
          </table:table-cell>
          <table:table-cell table:style-name="ce33" office:value-type="string" calcext:value-type="string">
            <text:p>Tx 4x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10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5" calcext:value-type="float">
            <text:p>55</text:p>
          </table:table-cell>
          <table:table-cell table:style-name="ce26" table:formula="of:=([.C5]+[.D5])*180/10000" office:value-type="float" office:value="1.98" calcext:value-type="float">
            <text:p>1,98</text:p>
          </table:table-cell>
          <table:table-cell table:style-name="ce28" office:value-type="float" office:value="58" calcext:value-type="float">
            <text:p>R$58,00</text:p>
          </table:table-cell>
          <table:table-cell table:style-name="ce28" table:formula="of:=([.E5]*[.$O$3])+[.$P$3]+[.F5]" office:value-type="float" office:value="310.06" calcext:value-type="float">
            <text:p>R$310,06</text:p>
          </table:table-cell>
          <table:table-cell table:style-name="ce28" table:formula="of:=[.G5]+[.G5]*[.$P$9]" office:value-type="float" office:value="434.084" calcext:value-type="float">
            <text:p>R$434,08</text:p>
          </table:table-cell>
          <table:table-cell table:style-name="ce28" table:formula="of:=([.H5]/(1-[.$O$5]))" office:value-type="float" office:value="456.642120765832" calcext:value-type="float">
            <text:p>R$456,64</text:p>
          </table:table-cell>
          <table:table-cell table:style-name="ce28" table:formula="of:=([.H5]/(1-[.$P$5]))" office:value-type="float" office:value="469.940456858287" calcext:value-type="float">
            <text:p>R$469,94</text:p>
          </table:table-cell>
          <table:table-cell table:style-name="ce28" table:formula="of:=([.H5]/(1-[.$O$7]))" office:value-type="float" office:value="478.224082846756" calcext:value-type="float">
            <text:p>R$478,22</text:p>
          </table:table-cell>
          <table:table-cell table:style-name="ce28" table:formula="of:=([.H5]/(1-[.$P$7]))" office:value-type="float" office:value="496.54998856097" calcext:value-type="float">
            <text:p>R$496,55</text:p>
          </table:table-cell>
          <table:table-cell table:style-name="ce29" table:formula="of:=([.H5]/(1-[.$O$9]))" office:value-type="float" office:value="506.043366752157" calcext:value-type="float">
            <text:p>R$ 506,04</text:p>
          </table:table-cell>
          <table:table-cell table:style-name="ce29" table:formula="of:=[.H5]-[.G5]" office:value-type="float" office:value="124.024" calcext:value-type="float">
            <text:p>R$ 124,02</text:p>
          </table:table-cell>
          <table:table-cell table:style-name="ce34" office:value-type="percentage" office:value="0.0494" calcext:value-type="percentage">
            <text:p>4,94%</text:p>
          </table:table-cell>
          <table:table-cell table:style-name="ce34" office:value-type="percentage" office:value="0.0763" calcext:value-type="percentage">
            <text:p>7,63%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11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60" calcext:value-type="float">
            <text:p>60</text:p>
          </table:table-cell>
          <table:table-cell table:style-name="ce26" table:formula="of:=([.C6]+[.D6])*180/10000" office:value-type="float" office:value="2.07" calcext:value-type="float">
            <text:p>2,07</text:p>
          </table:table-cell>
          <table:table-cell table:style-name="ce28" office:value-type="float" office:value="58" calcext:value-type="float">
            <text:p>R$58,00</text:p>
          </table:table-cell>
          <table:table-cell table:style-name="ce28" table:formula="of:=([.E6]*[.$O$3])+[.$P$3]+[.F6]" office:value-type="float" office:value="318.79" calcext:value-type="float">
            <text:p>R$318,79</text:p>
          </table:table-cell>
          <table:table-cell table:style-name="ce28" table:formula="of:=[.G6]+[.G6]*[.$P$9]" office:value-type="float" office:value="446.306" calcext:value-type="float">
            <text:p>R$446,31</text:p>
          </table:table-cell>
          <table:table-cell table:style-name="ce28" table:formula="of:=([.H6]/(1-[.$O$5]))" office:value-type="float" office:value="469.499263622975" calcext:value-type="float">
            <text:p>R$469,50</text:p>
          </table:table-cell>
          <table:table-cell table:style-name="ce28" table:formula="of:=([.H6]/(1-[.$P$5]))" office:value-type="float" office:value="483.172025549421" calcext:value-type="float">
            <text:p>R$483,17</text:p>
          </table:table-cell>
          <table:table-cell table:style-name="ce28" table:formula="of:=([.H6]/(1-[.$O$7]))" office:value-type="float" office:value="491.688883992508" calcext:value-type="float">
            <text:p>R$491,69</text:p>
          </table:table-cell>
          <table:table-cell table:style-name="ce28" table:formula="of:=([.H6]/(1-[.$P$7]))" office:value-type="float" office:value="510.53077099062" calcext:value-type="float">
            <text:p>R$510,53</text:p>
          </table:table-cell>
          <table:table-cell table:style-name="ce29" table:formula="of:=([.H6]/(1-[.$O$9]))" office:value-type="float" office:value="520.291443226859" calcext:value-type="float">
            <text:p>R$ 520,29</text:p>
          </table:table-cell>
          <table:table-cell table:style-name="ce29" table:formula="of:=[.H6]-[.G6]" office:value-type="float" office:value="127.516" calcext:value-type="float">
            <text:p>R$ 127,52</text:p>
          </table:table-cell>
          <table:table-cell table:style-name="ce33" office:value-type="string" calcext:value-type="string">
            <text:p>Tx 6x</text:p>
          </table:table-cell>
          <table:table-cell table:style-name="ce33" office:value-type="string" calcext:value-type="string">
            <text:p>Tx 10x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11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60" calcext:value-type="float">
            <text:p>60</text:p>
          </table:table-cell>
          <table:table-cell table:style-name="ce26" table:formula="of:=([.C7]+[.D7])*180/10000" office:value-type="float" office:value="2.16" calcext:value-type="float">
            <text:p>2,16</text:p>
          </table:table-cell>
          <table:table-cell table:style-name="ce28" office:value-type="float" office:value="58" calcext:value-type="float">
            <text:p>R$58,00</text:p>
          </table:table-cell>
          <table:table-cell table:style-name="ce28" table:formula="of:=([.E7]*[.$O$3])+[.$P$3]+[.F7]" office:value-type="float" office:value="327.52" calcext:value-type="float">
            <text:p>R$327,52</text:p>
          </table:table-cell>
          <table:table-cell table:style-name="ce28" table:formula="of:=[.G7]+[.G7]*[.$P$9]" office:value-type="float" office:value="458.528" calcext:value-type="float">
            <text:p>R$458,53</text:p>
          </table:table-cell>
          <table:table-cell table:style-name="ce28" table:formula="of:=([.H7]/(1-[.$O$5]))" office:value-type="float" office:value="482.356406480118" calcext:value-type="float">
            <text:p>R$482,36</text:p>
          </table:table-cell>
          <table:table-cell table:style-name="ce28" table:formula="of:=([.H7]/(1-[.$P$5]))" office:value-type="float" office:value="496.403594240554" calcext:value-type="float">
            <text:p>R$496,40</text:p>
          </table:table-cell>
          <table:table-cell table:style-name="ce28" table:formula="of:=([.H7]/(1-[.$O$7]))" office:value-type="float" office:value="505.153685138262" calcext:value-type="float">
            <text:p>R$505,15</text:p>
          </table:table-cell>
          <table:table-cell table:style-name="ce28" table:formula="of:=([.H7]/(1-[.$P$7]))" office:value-type="float" office:value="524.51155342027" calcext:value-type="float">
            <text:p>R$524,51</text:p>
          </table:table-cell>
          <table:table-cell table:style-name="ce29" table:formula="of:=([.H7]/(1-[.$O$9]))" office:value-type="float" office:value="534.539519701562" calcext:value-type="float">
            <text:p>R$ 534,54</text:p>
          </table:table-cell>
          <table:table-cell table:style-name="ce29" table:formula="of:=[.H7]-[.G7]" office:value-type="float" office:value="131.008" calcext:value-type="float">
            <text:p>R$ 131,01</text:p>
          </table:table-cell>
          <table:table-cell table:style-name="ce34" office:value-type="percentage" office:value="0.0923" calcext:value-type="percentage">
            <text:p>9,23%</text:p>
          </table:table-cell>
          <table:table-cell table:style-name="ce34" office:value-type="percentage" office:value="0.1258" calcext:value-type="percentage">
            <text:p>12,58%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12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5" calcext:value-type="float">
            <text:p>65</text:p>
          </table:table-cell>
          <table:table-cell table:style-name="ce26" table:formula="of:=([.C8]+[.D8])*180/10000" office:value-type="float" office:value="2.25" calcext:value-type="float">
            <text:p>2,25</text:p>
          </table:table-cell>
          <table:table-cell table:style-name="ce28" office:value-type="float" office:value="58" calcext:value-type="float">
            <text:p>R$58,00</text:p>
          </table:table-cell>
          <table:table-cell table:style-name="ce28" table:formula="of:=([.E8]*[.$O$3])+[.$P$3]+[.F8]" office:value-type="float" office:value="336.25" calcext:value-type="float">
            <text:p>R$336,25</text:p>
          </table:table-cell>
          <table:table-cell table:style-name="ce28" table:formula="of:=[.G8]+[.G8]*[.$P$9]" office:value-type="float" office:value="470.75" calcext:value-type="float">
            <text:p>R$470,75</text:p>
          </table:table-cell>
          <table:table-cell table:style-name="ce28" table:formula="of:=([.H8]/(1-[.$O$5]))" office:value-type="float" office:value="495.213549337261" calcext:value-type="float">
            <text:p>R$495,21</text:p>
          </table:table-cell>
          <table:table-cell table:style-name="ce28" table:formula="of:=([.H8]/(1-[.$P$5]))" office:value-type="float" office:value="509.635162931688" calcext:value-type="float">
            <text:p>R$509,64</text:p>
          </table:table-cell>
          <table:table-cell table:style-name="ce28" table:formula="of:=([.H8]/(1-[.$O$7]))" office:value-type="float" office:value="518.618486284015" calcext:value-type="float">
            <text:p>R$518,62</text:p>
          </table:table-cell>
          <table:table-cell table:style-name="ce28" table:formula="of:=([.H8]/(1-[.$P$7]))" office:value-type="float" office:value="538.49233584992" calcext:value-type="float">
            <text:p>R$538,49</text:p>
          </table:table-cell>
          <table:table-cell table:style-name="ce29" table:formula="of:=([.H8]/(1-[.$O$9]))" office:value-type="float" office:value="548.787596176265" calcext:value-type="float">
            <text:p>R$ 548,79</text:p>
          </table:table-cell>
          <table:table-cell table:style-name="ce29" table:formula="of:=[.H8]-[.G8]" office:value-type="float" office:value="134.5" calcext:value-type="float">
            <text:p>R$ 134,50</text:p>
          </table:table-cell>
          <table:table-cell table:style-name="ce33" office:value-type="string" calcext:value-type="string">
            <text:p>Tx 12x</text:p>
          </table:table-cell>
          <table:table-cell table:style-name="ce33" office:value-type="string" calcext:value-type="string">
            <text:p>Ganho %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12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65" calcext:value-type="float">
            <text:p>65</text:p>
          </table:table-cell>
          <table:table-cell table:style-name="ce26" table:formula="of:=([.C9]+[.D9])*180/10000" office:value-type="float" office:value="2.34" calcext:value-type="float">
            <text:p>2,34</text:p>
          </table:table-cell>
          <table:table-cell table:style-name="ce28" office:value-type="float" office:value="62" calcext:value-type="float">
            <text:p>R$62,00</text:p>
          </table:table-cell>
          <table:table-cell table:style-name="ce28" table:formula="of:=([.E9]*[.$O$3])+[.$P$3]+[.F9]" office:value-type="float" office:value="348.98" calcext:value-type="float">
            <text:p>R$348,98</text:p>
          </table:table-cell>
          <table:table-cell table:style-name="ce28" table:formula="of:=[.G9]+[.G9]*[.$P$9]" office:value-type="float" office:value="488.572" calcext:value-type="float">
            <text:p>R$488,57</text:p>
          </table:table-cell>
          <table:table-cell table:style-name="ce28" table:formula="of:=([.H9]/(1-[.$O$5]))" office:value-type="float" office:value="513.961708394698" calcext:value-type="float">
            <text:p>R$513,96</text:p>
          </table:table-cell>
          <table:table-cell table:style-name="ce28" table:formula="of:=([.H9]/(1-[.$P$5]))" office:value-type="float" office:value="528.929306051748" calcext:value-type="float">
            <text:p>R$528,93</text:p>
          </table:table-cell>
          <table:table-cell table:style-name="ce28" table:formula="of:=([.H9]/(1-[.$O$7]))" office:value-type="float" office:value="538.252726671808" calcext:value-type="float">
            <text:p>R$538,25</text:p>
          </table:table-cell>
          <table:table-cell table:style-name="ce28" table:formula="of:=([.H9]/(1-[.$P$7]))" office:value-type="float" office:value="558.878975062915" calcext:value-type="float">
            <text:p>R$558,88</text:p>
          </table:table-cell>
          <table:table-cell table:style-name="ce29" table:formula="of:=([.H9]/(1-[.$O$9]))" office:value-type="float" office:value="569.564000932618" calcext:value-type="float">
            <text:p>R$ 569,56</text:p>
          </table:table-cell>
          <table:table-cell table:style-name="ce29" table:formula="of:=[.H9]-[.G9]" office:value-type="float" office:value="139.592" calcext:value-type="float">
            <text:p>R$ 139,59</text:p>
          </table:table-cell>
          <table:table-cell table:style-name="ce34" office:value-type="percentage" office:value="0.1422" calcext:value-type="percentage">
            <text:p>14,22%</text:p>
          </table:table-cell>
          <table:table-cell table:style-name="ce35" office:value-type="percentage" office:value="0.4" calcext:value-type="percentage">
            <text:p>40%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13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70" calcext:value-type="float">
            <text:p>70</text:p>
          </table:table-cell>
          <table:table-cell table:style-name="ce26" table:formula="of:=([.C10]+[.D10])*180/10000" office:value-type="float" office:value="2.43" calcext:value-type="float">
            <text:p>2,43</text:p>
          </table:table-cell>
          <table:table-cell table:style-name="ce28" office:value-type="float" office:value="62" calcext:value-type="float">
            <text:p>R$62,00</text:p>
          </table:table-cell>
          <table:table-cell table:style-name="ce28" table:formula="of:=([.E10]*[.$O$3])+[.$P$3]+[.F10]" office:value-type="float" office:value="357.71" calcext:value-type="float">
            <text:p>R$357,71</text:p>
          </table:table-cell>
          <table:table-cell table:style-name="ce28" table:formula="of:=[.G10]+[.G10]*[.$P$9]" office:value-type="float" office:value="500.794" calcext:value-type="float">
            <text:p>R$500,79</text:p>
          </table:table-cell>
          <table:table-cell table:style-name="ce28" table:formula="of:=([.H10]/(1-[.$O$5]))" office:value-type="float" office:value="526.818851251841" calcext:value-type="float">
            <text:p>R$526,82</text:p>
          </table:table-cell>
          <table:table-cell table:style-name="ce28" table:formula="of:=([.H10]/(1-[.$P$5]))" office:value-type="float" office:value="542.160874742882" calcext:value-type="float">
            <text:p>R$542,16</text:p>
          </table:table-cell>
          <table:table-cell table:style-name="ce28" table:formula="of:=([.H10]/(1-[.$O$7]))" office:value-type="float" office:value="551.717527817561" calcext:value-type="float">
            <text:p>R$551,72</text:p>
          </table:table-cell>
          <table:table-cell table:style-name="ce28" table:formula="of:=([.H10]/(1-[.$P$7]))" office:value-type="float" office:value="572.859757492565" calcext:value-type="float">
            <text:p>R$572,86</text:p>
          </table:table-cell>
          <table:table-cell table:style-name="ce29" table:formula="of:=([.H10]/(1-[.$O$9]))" office:value-type="float" office:value="583.812077407321" calcext:value-type="float">
            <text:p>R$ 583,81</text:p>
          </table:table-cell>
          <table:table-cell table:style-name="ce29" table:formula="of:=[.H10]-[.G10]" office:value-type="float" office:value="143.084" calcext:value-type="float">
            <text:p>R$ 143,08</text:p>
          </table:table-cell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3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70" calcext:value-type="float">
            <text:p>70</text:p>
          </table:table-cell>
          <table:table-cell table:style-name="ce26" table:formula="of:=([.C11]+[.D11])*180/10000" office:value-type="float" office:value="2.52" calcext:value-type="float">
            <text:p>2,52</text:p>
          </table:table-cell>
          <table:table-cell table:style-name="ce28" office:value-type="float" office:value="66" calcext:value-type="float">
            <text:p>R$66,00</text:p>
          </table:table-cell>
          <table:table-cell table:style-name="ce28" table:formula="of:=([.E11]*[.$O$3])+[.$P$3]+[.F11]" office:value-type="float" office:value="370.44" calcext:value-type="float">
            <text:p>R$370,44</text:p>
          </table:table-cell>
          <table:table-cell table:style-name="ce28" table:formula="of:=[.G11]+[.G11]*[.$P$9]" office:value-type="float" office:value="518.616" calcext:value-type="float">
            <text:p>R$518,62</text:p>
          </table:table-cell>
          <table:table-cell table:style-name="ce28" table:formula="of:=([.H11]/(1-[.$O$5]))" office:value-type="float" office:value="545.567010309278" calcext:value-type="float">
            <text:p>R$545,57</text:p>
          </table:table-cell>
          <table:table-cell table:style-name="ce28" table:formula="of:=([.H11]/(1-[.$P$5]))" office:value-type="float" office:value="561.455017862943" calcext:value-type="float">
            <text:p>R$561,46</text:p>
          </table:table-cell>
          <table:table-cell table:style-name="ce28" table:formula="of:=([.H11]/(1-[.$O$7]))" office:value-type="float" office:value="571.351768205354" calcext:value-type="float">
            <text:p>R$571,35</text:p>
          </table:table-cell>
          <table:table-cell table:style-name="ce28" table:formula="of:=([.H11]/(1-[.$P$7]))" office:value-type="float" office:value="593.246396705559" calcext:value-type="float">
            <text:p>R$593,25</text:p>
          </table:table-cell>
          <table:table-cell table:style-name="ce29" table:formula="of:=([.H11]/(1-[.$O$9]))" office:value-type="float" office:value="604.588482163674" calcext:value-type="float">
            <text:p>R$ 604,59</text:p>
          </table:table-cell>
          <table:table-cell table:style-name="ce29" table:formula="of:=[.H11]-[.G11]" office:value-type="float" office:value="148.176" calcext:value-type="float">
            <text:p>R$ 148,18</text:p>
          </table:table-cell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4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5" calcext:value-type="float">
            <text:p>75</text:p>
          </table:table-cell>
          <table:table-cell table:style-name="ce26" table:formula="of:=([.C12]+[.D12])*180/10000" office:value-type="float" office:value="2.61" calcext:value-type="float">
            <text:p>2,61</text:p>
          </table:table-cell>
          <table:table-cell table:style-name="ce28" office:value-type="float" office:value="66" calcext:value-type="float">
            <text:p>R$66,00</text:p>
          </table:table-cell>
          <table:table-cell table:style-name="ce28" table:formula="of:=([.E12]*[.$O$3])+[.$P$3]+[.F12]" office:value-type="float" office:value="379.17" calcext:value-type="float">
            <text:p>R$379,17</text:p>
          </table:table-cell>
          <table:table-cell table:style-name="ce28" table:formula="of:=[.G12]+[.G12]*[.$P$9]" office:value-type="float" office:value="530.838" calcext:value-type="float">
            <text:p>R$530,84</text:p>
          </table:table-cell>
          <table:table-cell table:style-name="ce28" table:formula="of:=([.H12]/(1-[.$O$5]))" office:value-type="float" office:value="558.424153166421" calcext:value-type="float">
            <text:p>R$558,42</text:p>
          </table:table-cell>
          <table:table-cell table:style-name="ce28" table:formula="of:=([.H12]/(1-[.$P$5]))" office:value-type="float" office:value="574.686586554076" calcext:value-type="float">
            <text:p>R$574,69</text:p>
          </table:table-cell>
          <table:table-cell table:style-name="ce28" table:formula="of:=([.H12]/(1-[.$O$7]))" office:value-type="float" office:value="584.816569351107" calcext:value-type="float">
            <text:p>R$584,82</text:p>
          </table:table-cell>
          <table:table-cell table:style-name="ce28" table:formula="of:=([.H12]/(1-[.$P$7]))" office:value-type="float" office:value="607.227179135209" calcext:value-type="float">
            <text:p>R$607,23</text:p>
          </table:table-cell>
          <table:table-cell table:style-name="ce29" table:formula="of:=([.H12]/(1-[.$O$9]))" office:value-type="float" office:value="618.836558638377" calcext:value-type="float">
            <text:p>R$ 618,84</text:p>
          </table:table-cell>
          <table:table-cell table:style-name="ce29" table:formula="of:=[.H12]-[.G12]" office:value-type="float" office:value="151.668" calcext:value-type="float">
            <text:p>R$ 151,67</text:p>
          </table:table-cell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4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75" calcext:value-type="float">
            <text:p>75</text:p>
          </table:table-cell>
          <table:table-cell table:style-name="ce26" table:formula="of:=([.C13]+[.D13])*180/10000" office:value-type="float" office:value="2.7" calcext:value-type="float">
            <text:p>2,7</text:p>
          </table:table-cell>
          <table:table-cell table:style-name="ce28" office:value-type="float" office:value="66" calcext:value-type="float">
            <text:p>R$66,00</text:p>
          </table:table-cell>
          <table:table-cell table:style-name="ce28" table:formula="of:=([.E13]*[.$O$3])+[.$P$3]+[.F13]" office:value-type="float" office:value="387.9" calcext:value-type="float">
            <text:p>R$387,90</text:p>
          </table:table-cell>
          <table:table-cell table:style-name="ce28" table:formula="of:=[.G13]+[.G13]*[.$P$9]" office:value-type="float" office:value="543.06" calcext:value-type="float">
            <text:p>R$543,06</text:p>
          </table:table-cell>
          <table:table-cell table:style-name="ce28" table:formula="of:=([.H13]/(1-[.$O$5]))" office:value-type="float" office:value="571.281296023564" calcext:value-type="float">
            <text:p>R$571,28</text:p>
          </table:table-cell>
          <table:table-cell table:style-name="ce28" table:formula="of:=([.H13]/(1-[.$P$5]))" office:value-type="float" office:value="587.91815524521" calcext:value-type="float">
            <text:p>R$587,92</text:p>
          </table:table-cell>
          <table:table-cell table:style-name="ce28" table:formula="of:=([.H13]/(1-[.$O$7]))" office:value-type="float" office:value="598.28137049686" calcext:value-type="float">
            <text:p>R$598,28</text:p>
          </table:table-cell>
          <table:table-cell table:style-name="ce28" table:formula="of:=([.H13]/(1-[.$P$7]))" office:value-type="float" office:value="621.207961564859" calcext:value-type="float">
            <text:p>R$621,21</text:p>
          </table:table-cell>
          <table:table-cell table:style-name="ce29" table:formula="of:=([.H13]/(1-[.$O$9]))" office:value-type="float" office:value="633.08463511308" calcext:value-type="float">
            <text:p>R$ 633,08</text:p>
          </table:table-cell>
          <table:table-cell table:style-name="ce29" table:formula="of:=[.H13]-[.G13]" office:value-type="float" office:value="155.16" calcext:value-type="float">
            <text:p>R$ 155,16</text:p>
          </table:table-cell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5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80" calcext:value-type="float">
            <text:p>80</text:p>
          </table:table-cell>
          <table:table-cell table:style-name="ce26" table:formula="of:=([.C14]+[.D14])*180/10000" office:value-type="float" office:value="2.79" calcext:value-type="float">
            <text:p>2,79</text:p>
          </table:table-cell>
          <table:table-cell table:style-name="ce28" office:value-type="float" office:value="66" calcext:value-type="float">
            <text:p>R$66,00</text:p>
          </table:table-cell>
          <table:table-cell table:style-name="ce28" table:formula="of:=([.E14]*[.$O$3])+[.$P$3]+[.F14]" office:value-type="float" office:value="396.63" calcext:value-type="float">
            <text:p>R$396,63</text:p>
          </table:table-cell>
          <table:table-cell table:style-name="ce28" table:formula="of:=[.G14]+[.G14]*[.$P$9]" office:value-type="float" office:value="555.282" calcext:value-type="float">
            <text:p>R$555,28</text:p>
          </table:table-cell>
          <table:table-cell table:style-name="ce28" table:formula="of:=([.H14]/(1-[.$O$5]))" office:value-type="float" office:value="584.138438880707" calcext:value-type="float">
            <text:p>R$584,14</text:p>
          </table:table-cell>
          <table:table-cell table:style-name="ce28" table:formula="of:=([.H14]/(1-[.$P$5]))" office:value-type="float" office:value="601.149723936343" calcext:value-type="float">
            <text:p>R$601,15</text:p>
          </table:table-cell>
          <table:table-cell table:style-name="ce28" table:formula="of:=([.H14]/(1-[.$O$7]))" office:value-type="float" office:value="611.746171642613" calcext:value-type="float">
            <text:p>R$611,75</text:p>
          </table:table-cell>
          <table:table-cell table:style-name="ce28" table:formula="of:=([.H14]/(1-[.$P$7]))" office:value-type="float" office:value="635.188743994509" calcext:value-type="float">
            <text:p>R$635,19</text:p>
          </table:table-cell>
          <table:table-cell table:style-name="ce29" table:formula="of:=([.H14]/(1-[.$O$9]))" office:value-type="float" office:value="647.332711587783" calcext:value-type="float">
            <text:p>R$ 647,33</text:p>
          </table:table-cell>
          <table:table-cell table:style-name="ce29" table:formula="of:=[.H14]-[.G14]" office:value-type="float" office:value="158.652" calcext:value-type="float">
            <text:p>R$ 158,65</text:p>
          </table:table-cell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5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80" calcext:value-type="float">
            <text:p>80</text:p>
          </table:table-cell>
          <table:table-cell table:style-name="ce26" table:formula="of:=([.C15]+[.D15])*180/10000" office:value-type="float" office:value="2.88" calcext:value-type="float">
            <text:p>2,88</text:p>
          </table:table-cell>
          <table:table-cell table:style-name="ce28" office:value-type="float" office:value="69" calcext:value-type="float">
            <text:p>R$69,00</text:p>
          </table:table-cell>
          <table:table-cell table:style-name="ce28" table:formula="of:=([.E15]*[.$O$3])+[.$P$3]+[.F15]" office:value-type="float" office:value="408.36" calcext:value-type="float">
            <text:p>R$408,36</text:p>
          </table:table-cell>
          <table:table-cell table:style-name="ce28" table:formula="of:=[.G15]+[.G15]*[.$P$9]" office:value-type="float" office:value="571.704" calcext:value-type="float">
            <text:p>R$571,70</text:p>
          </table:table-cell>
          <table:table-cell table:style-name="ce28" table:formula="of:=([.H15]/(1-[.$O$5]))" office:value-type="float" office:value="601.413843888071" calcext:value-type="float">
            <text:p>R$601,41</text:p>
          </table:table-cell>
          <table:table-cell table:style-name="ce28" table:formula="of:=([.H15]/(1-[.$P$5]))" office:value-type="float" office:value="618.928223449172" calcext:value-type="float">
            <text:p>R$618,93</text:p>
          </table:table-cell>
          <table:table-cell table:style-name="ce28" table:formula="of:=([.H15]/(1-[.$O$7]))" office:value-type="float" office:value="629.838052219897" calcext:value-type="float">
            <text:p>R$629,84</text:p>
          </table:table-cell>
          <table:table-cell table:style-name="ce28" table:formula="of:=([.H15]/(1-[.$P$7]))" office:value-type="float" office:value="653.973919011668" calcext:value-type="float">
            <text:p>R$653,97</text:p>
          </table:table-cell>
          <table:table-cell table:style-name="ce29" table:formula="of:=([.H15]/(1-[.$O$9]))" office:value-type="float" office:value="666.477034273724" calcext:value-type="float">
            <text:p>R$ 666,48</text:p>
          </table:table-cell>
          <table:table-cell table:style-name="ce29" table:formula="of:=[.H15]-[.G15]" office:value-type="float" office:value="163.344" calcext:value-type="float">
            <text:p>R$ 163,34</text:p>
          </table:table-cell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60x1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5" calcext:value-type="float">
            <text:p>85</text:p>
          </table:table-cell>
          <table:table-cell table:style-name="ce26" table:formula="of:=([.C16]+[.D16])*180/10000" office:value-type="float" office:value="2.97" calcext:value-type="float">
            <text:p>2,97</text:p>
          </table:table-cell>
          <table:table-cell table:style-name="ce28" office:value-type="float" office:value="69" calcext:value-type="float">
            <text:p>R$69,00</text:p>
          </table:table-cell>
          <table:table-cell table:style-name="ce28" table:formula="of:=([.E16]*[.$O$3])+[.$P$3]+[.F16]" office:value-type="float" office:value="417.09" calcext:value-type="float">
            <text:p>R$417,09</text:p>
          </table:table-cell>
          <table:table-cell table:style-name="ce28" table:formula="of:=[.G16]+[.G16]*[.$P$9]" office:value-type="float" office:value="583.926" calcext:value-type="float">
            <text:p>R$583,93</text:p>
          </table:table-cell>
          <table:table-cell table:style-name="ce28" table:formula="of:=([.H16]/(1-[.$O$5]))" office:value-type="float" office:value="614.270986745214" calcext:value-type="float">
            <text:p>R$614,27</text:p>
          </table:table-cell>
          <table:table-cell table:style-name="ce28" table:formula="of:=([.H16]/(1-[.$P$5]))" office:value-type="float" office:value="632.159792140305" calcext:value-type="float">
            <text:p>R$632,16</text:p>
          </table:table-cell>
          <table:table-cell table:style-name="ce28" table:formula="of:=([.H16]/(1-[.$O$7]))" office:value-type="float" office:value="643.30285336565" calcext:value-type="float">
            <text:p>R$643,30</text:p>
          </table:table-cell>
          <table:table-cell table:style-name="ce28" table:formula="of:=([.H16]/(1-[.$P$7]))" office:value-type="float" office:value="667.954701441318" calcext:value-type="float">
            <text:p>R$667,95</text:p>
          </table:table-cell>
          <table:table-cell table:style-name="ce29" table:formula="of:=([.H16]/(1-[.$O$9]))" office:value-type="float" office:value="680.725110748426" calcext:value-type="float">
            <text:p>R$ 680,73</text:p>
          </table:table-cell>
          <table:table-cell table:style-name="ce29" table:formula="of:=[.H16]-[.G16]" office:value-type="float" office:value="166.836" calcext:value-type="float">
            <text:p>R$ 166,84</text:p>
          </table:table-cell>
          <table:table-cell table:style-name="ce30" table:number-columns-repeated="2"/>
          <table:table-cell table:number-columns-repeated="1008"/>
        </table:table-row>
        <table:table-row table:style-name="ro5">
          <table:table-cell table:style-name="ce26" office:value-type="string" calcext:value-type="string">
            <text:p>165x18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85" calcext:value-type="float">
            <text:p>85</text:p>
          </table:table-cell>
          <table:table-cell table:style-name="ce26" table:formula="of:=([.C17]+[.D17])*180/10000" office:value-type="float" office:value="3.06" calcext:value-type="float">
            <text:p>3,06</text:p>
          </table:table-cell>
          <table:table-cell table:style-name="ce28" office:value-type="float" office:value="69" calcext:value-type="float">
            <text:p>R$69,00</text:p>
          </table:table-cell>
          <table:table-cell table:style-name="ce28" table:formula="of:=([.E17]*[.$O$3])+[.$P$3]+[.F17]" office:value-type="float" office:value="425.82" calcext:value-type="float">
            <text:p>R$425,82</text:p>
          </table:table-cell>
          <table:table-cell table:style-name="ce28" table:formula="of:=[.G17]+[.G17]*[.$P$9]" office:value-type="float" office:value="596.148" calcext:value-type="float">
            <text:p>R$596,15</text:p>
          </table:table-cell>
          <table:table-cell table:style-name="ce28" table:formula="of:=([.H17]/(1-[.$O$5]))" office:value-type="float" office:value="627.128129602357" calcext:value-type="float">
            <text:p>R$627,13</text:p>
          </table:table-cell>
          <table:table-cell table:style-name="ce28" table:formula="of:=([.H17]/(1-[.$P$5]))" office:value-type="float" office:value="645.391360831439" calcext:value-type="float">
            <text:p>R$645,39</text:p>
          </table:table-cell>
          <table:table-cell table:style-name="ce28" table:formula="of:=([.H17]/(1-[.$O$7]))" office:value-type="float" office:value="656.767654511402" calcext:value-type="float">
            <text:p>R$656,77</text:p>
          </table:table-cell>
          <table:table-cell table:style-name="ce28" table:formula="of:=([.H17]/(1-[.$P$7]))" office:value-type="float" office:value="681.935483870968" calcext:value-type="float">
            <text:p>R$681,94</text:p>
          </table:table-cell>
          <table:table-cell table:style-name="ce29" table:formula="of:=([.H17]/(1-[.$O$9]))" office:value-type="float" office:value="694.973187223129" calcext:value-type="float">
            <text:p>R$ 694,97</text:p>
          </table:table-cell>
          <table:table-cell table:style-name="ce29" table:formula="of:=[.H17]-[.G17]" office:value-type="float" office:value="170.328" calcext:value-type="float">
            <text:p>R$ 170,33</text:p>
          </table:table-cell>
          <table:table-cell table:style-name="ce30" table:number-columns-repeated="2"/>
          <table:table-cell table:number-columns-repeated="1008"/>
        </table:table-row>
        <table:table-row table:style-name="ro4" table:number-rows-repeated="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date-style style:name="N14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07">
      <number:text>R$ </number:text>
      <number:number number:decimal-places="2" number:min-decimal-places="2" number:min-integer-digits="1" number:grouping="true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08">
      <number:text>R$</number:text>
      <number:number number:decimal-places="2" number:min-decimal-places="2" number:min-integer-digits="1" number:grouping="true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day/>
      <number:text>/</number:text>
      <number:month number:textual="true"/>
      <number:text>/</number:text>
      <number:year/>
    </number:date-style>
    <number:time-style style:name="N110">
      <number:minutes number:style="long"/>
      <number:text>:</number:text>
      <number:seconds number:style="long" number:decimal-places="1"/>
    </number:time-style>
    <number:date-style style:name="N140">
      <number:day/>
      <number:text>/</number:text>
      <number:month number:textual="true"/>
    </number:dat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41">
      <number:month number:textual="true"/>
      <number:text>/</number:text>
      <number:year/>
    </number:date-style>
    <number:time-style style:name="N112">
      <number:minutes number:style="long"/>
      <number:text>:</number:text>
      <number:seconds number:style="long"/>
    </number:time-style>
    <number:number-style style:name="N11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1pt" style:font-size-asian="11pt" style:font-name-complex="Arial1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3:50:14.0856761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erdeFume" style:display-name="PageStyle_VerdeFu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olor" style:display-name="PageStyle_Incolo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5-31T13:51:11.648731374</dc:date>
    <meta:generator>LibreOffice/7.3.3.2$Linux_X86_64 LibreOffice_project/4985bca6212b77bf8c7a86bceeb2084ec86f4b6b</meta:generator>
    <meta:editing-duration>PT1M37S</meta:editing-duration>
    <meta:editing-cycles>2</meta:editing-cycles>
    <meta:document-statistic meta:table-count="2" meta:cell-count="302" meta:object-count="0"/>
    <meta:user-defined meta:name="AppVersion">16.0300</meta:user-defined>
  </office:meta>
</office:document-meta>
</file>